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X_58mps-Elbow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6361" calcext:value-type="float">
            <text:p>40.6361</text:p>
          </table:table-cell>
          <table:table-cell office:value-type="float" office:value="-38.1187" calcext:value-type="float">
            <text:p>-38.11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38.0499" calcext:value-type="float">
            <text:p>38.0499</text:p>
          </table:table-cell>
          <table:table-cell office:value-type="float" office:value="-34.3998" calcext:value-type="float">
            <text:p>-34.3998</text:p>
          </table:table-cell>
          <table:table-cell office:value-type="float" office:value="-2.13716E-016" calcext:value-type="float">
            <text:p>-2.13716E-16</text:p>
          </table:table-cell>
          <table:table-cell table:number-columns-repeated="3"/>
          <table:table-cell table:formula="of:=MIN([.F3:.F56])" office:value-type="float" office:value="-404.711779448621" calcext:value-type="float">
            <text:p>-404.7117794486</text:p>
          </table:table-cell>
          <table:table-cell table:formula="of:=MAX([.G3:.G56])" office:value-type="float" office:value="372.521303258145" calcext:value-type="float">
            <text:p>372.5213032581</text:p>
          </table:table-cell>
        </table:table-row>
        <table:table-row table:style-name="ro1">
          <table:table-cell office:value-type="float" office:value="0.01995" calcext:value-type="float">
            <text:p>0.01995</text:p>
          </table:table-cell>
          <table:table-cell office:value-type="float" office:value="38.7236" calcext:value-type="float">
            <text:p>38.7236</text:p>
          </table:table-cell>
          <table:table-cell office:value-type="float" office:value="-35.1589" calcext:value-type="float">
            <text:p>-35.1589</text:p>
          </table:table-cell>
          <table:table-cell office:value-type="float" office:value="-2.15803E-016" calcext:value-type="float">
            <text:p>-2.15803E-16</text:p>
          </table:table-cell>
          <table:table-cell/>
          <table:table-cell table:formula="of:=([.B4]-[.B3])/([.A4]-[.A3])" office:value-type="float" office:value="67.5388471177941" calcext:value-type="float">
            <text:p>67.5388471178</text:p>
          </table:table-cell>
          <table:table-cell table:formula="of:=([.C4]-[.C3])/([.A4]-[.A3])" office:value-type="float" office:value="-76.1002506265668" calcext:value-type="float">
            <text:p>-76.1002506266</text:p>
          </table:table-cell>
          <table:table-cell table:number-columns-repeated="2"/>
        </table:table-row>
        <table:table-row table:style-name="ro1">
          <table:table-cell office:value-type="float" office:value="0.029925" calcext:value-type="float">
            <text:p>0.029925</text:p>
          </table:table-cell>
          <table:table-cell office:value-type="float" office:value="38.3001" calcext:value-type="float">
            <text:p>38.3001</text:p>
          </table:table-cell>
          <table:table-cell office:value-type="float" office:value="-34.9402" calcext:value-type="float">
            <text:p>-34.9402</text:p>
          </table:table-cell>
          <table:table-cell office:value-type="float" office:value="-2.13156E-016" calcext:value-type="float">
            <text:p>-2.13156E-16</text:p>
          </table:table-cell>
          <table:table-cell/>
          <table:table-cell table:formula="of:=([.B5]-[.B4])/([.A5]-[.A4])" office:value-type="float" office:value="-42.4561403508769" calcext:value-type="float">
            <text:p>-42.4561403509</text:p>
          </table:table-cell>
          <table:table-cell table:formula="of:=([.C5]-[.C4])/([.A5]-[.A4])" office:value-type="float" office:value="21.9248120300757" calcext:value-type="float">
            <text:p>21.9248120301</text:p>
          </table:table-cell>
          <table:table-cell table:number-columns-repeated="2"/>
        </table:table-row>
        <table:table-row table:style-name="ro1">
          <table:table-cell office:value-type="float" office:value="0.040075" calcext:value-type="float">
            <text:p>0.040075</text:p>
          </table:table-cell>
          <table:table-cell office:value-type="float" office:value="38.3987" calcext:value-type="float">
            <text:p>38.3987</text:p>
          </table:table-cell>
          <table:table-cell office:value-type="float" office:value="-35.133" calcext:value-type="float">
            <text:p>-35.133</text:p>
          </table:table-cell>
          <table:table-cell office:value-type="float" office:value="-2.1322E-016" calcext:value-type="float">
            <text:p>-2.1322E-16</text:p>
          </table:table-cell>
          <table:table-cell/>
          <table:table-cell table:formula="of:=([.B6]-[.B5])/([.A6]-[.A5])" office:value-type="float" office:value="9.71428571428548" calcext:value-type="float">
            <text:p>9.7142857143</text:p>
          </table:table-cell>
          <table:table-cell table:formula="of:=([.C6]-[.C5])/([.A6]-[.A5])" office:value-type="float" office:value="-18.9950738916262" calcext:value-type="float">
            <text:p>-18.9950738916</text:p>
          </table:table-cell>
          <table:table-cell table:number-columns-repeated="2"/>
        </table:table-row>
        <table:table-row table:style-name="ro1">
          <table:table-cell office:value-type="float" office:value="0.05005" calcext:value-type="float">
            <text:p>0.05005</text:p>
          </table:table-cell>
          <table:table-cell office:value-type="float" office:value="38.39" calcext:value-type="float">
            <text:p>38.39</text:p>
          </table:table-cell>
          <table:table-cell office:value-type="float" office:value="-35.1365" calcext:value-type="float">
            <text:p>-35.1365</text:p>
          </table:table-cell>
          <table:table-cell office:value-type="float" office:value="-2.13252E-016" calcext:value-type="float">
            <text:p>-2.13252E-16</text:p>
          </table:table-cell>
          <table:table-cell/>
          <table:table-cell table:formula="of:=([.B7]-[.B6])/([.A7]-[.A6])" office:value-type="float" office:value="-0.872180451127567" calcext:value-type="float">
            <text:p>-0.8721804511</text:p>
          </table:table-cell>
          <table:table-cell table:formula="of:=([.C7]-[.C6])/([.A7]-[.A6])" office:value-type="float" office:value="-0.350877192981994" calcext:value-type="float">
            <text:p>-0.350877193</text:p>
          </table:table-cell>
          <table:table-cell table:number-columns-repeated="2"/>
        </table:table-row>
        <table:table-row table:style-name="ro1">
          <table:table-cell office:value-type="float" office:value="0.060025" calcext:value-type="float">
            <text:p>0.060025</text:p>
          </table:table-cell>
          <table:table-cell office:value-type="float" office:value="38.331" calcext:value-type="float">
            <text:p>38.331</text:p>
          </table:table-cell>
          <table:table-cell office:value-type="float" office:value="-35.0666" calcext:value-type="float">
            <text:p>-35.0666</text:p>
          </table:table-cell>
          <table:table-cell office:value-type="float" office:value="-2.13365E-016" calcext:value-type="float">
            <text:p>-2.13365E-16</text:p>
          </table:table-cell>
          <table:table-cell/>
          <table:table-cell table:formula="of:=([.B8]-[.B7])/([.A8]-[.A7])" office:value-type="float" office:value="-5.9147869674183" calcext:value-type="float">
            <text:p>-5.9147869674</text:p>
          </table:table-cell>
          <table:table-cell table:formula="of:=([.C8]-[.C7])/([.A8]-[.A7])" office:value-type="float" office:value="7.00751879699218" calcext:value-type="float">
            <text:p>7.007518797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8.1356" calcext:value-type="float">
            <text:p>38.1356</text:p>
          </table:table-cell>
          <table:table-cell office:value-type="float" office:value="-34.9369" calcext:value-type="float">
            <text:p>-34.9369</text:p>
          </table:table-cell>
          <table:table-cell office:value-type="float" office:value="-2.13573E-016" calcext:value-type="float">
            <text:p>-2.13573E-16</text:p>
          </table:table-cell>
          <table:table-cell/>
          <table:table-cell table:formula="of:=([.B9]-[.B8])/([.A9]-[.A8])" office:value-type="float" office:value="-19.5889724310783" calcext:value-type="float">
            <text:p>-19.5889724311</text:p>
          </table:table-cell>
          <table:table-cell table:formula="of:=([.C9]-[.C8])/([.A9]-[.A8])" office:value-type="float" office:value="13.0025062656641" calcext:value-type="float">
            <text:p>13.0025062657</text:p>
          </table:table-cell>
          <table:table-cell table:number-columns-repeated="2"/>
        </table:table-row>
        <table:table-row table:style-name="ro1">
          <table:table-cell office:value-type="float" office:value="0.079975" calcext:value-type="float">
            <text:p>0.079975</text:p>
          </table:table-cell>
          <table:table-cell office:value-type="float" office:value="38.1031" calcext:value-type="float">
            <text:p>38.1031</text:p>
          </table:table-cell>
          <table:table-cell office:value-type="float" office:value="-34.8982" calcext:value-type="float">
            <text:p>-34.8982</text:p>
          </table:table-cell>
          <table:table-cell office:value-type="float" office:value="-2.13626E-016" calcext:value-type="float">
            <text:p>-2.13626E-16</text:p>
          </table:table-cell>
          <table:table-cell/>
          <table:table-cell table:formula="of:=([.B10]-[.B9])/([.A10]-[.A9])" office:value-type="float" office:value="-3.25814536340841" calcext:value-type="float">
            <text:p>-3.2581453634</text:p>
          </table:table-cell>
          <table:table-cell table:formula="of:=([.C10]-[.C9])/([.A10]-[.A9])" office:value-type="float" office:value="3.87969924812017" calcext:value-type="float">
            <text:p>3.8796992481</text:p>
          </table:table-cell>
          <table:table-cell table:number-columns-repeated="2"/>
        </table:table-row>
        <table:table-row table:style-name="ro1">
          <table:table-cell office:value-type="float" office:value="0.08995" calcext:value-type="float">
            <text:p>0.08995</text:p>
          </table:table-cell>
          <table:table-cell office:value-type="float" office:value="38.1834" calcext:value-type="float">
            <text:p>38.1834</text:p>
          </table:table-cell>
          <table:table-cell office:value-type="float" office:value="-34.9444" calcext:value-type="float">
            <text:p>-34.9444</text:p>
          </table:table-cell>
          <table:table-cell office:value-type="float" office:value="-2.13523E-016" calcext:value-type="float">
            <text:p>-2.13523E-16</text:p>
          </table:table-cell>
          <table:table-cell/>
          <table:table-cell table:formula="of:=([.B11]-[.B10])/([.A11]-[.A10])" office:value-type="float" office:value="8.05012531328331" calcext:value-type="float">
            <text:p>8.0501253133</text:p>
          </table:table-cell>
          <table:table-cell table:formula="of:=([.C11]-[.C10])/([.A11]-[.A10])" office:value-type="float" office:value="-4.63157894736831" calcext:value-type="float">
            <text:p>-4.6315789474</text:p>
          </table:table-cell>
          <table:table-cell table:number-columns-repeated="2"/>
        </table:table-row>
        <table:table-row table:style-name="ro1">
          <table:table-cell office:value-type="float" office:value="0.099925" calcext:value-type="float">
            <text:p>0.099925</text:p>
          </table:table-cell>
          <table:table-cell office:value-type="float" office:value="38.2237" calcext:value-type="float">
            <text:p>38.2237</text:p>
          </table:table-cell>
          <table:table-cell office:value-type="float" office:value="-34.9899" calcext:value-type="float">
            <text:p>-34.9899</text:p>
          </table:table-cell>
          <table:table-cell office:value-type="float" office:value="-2.13461E-016" calcext:value-type="float">
            <text:p>-2.13461E-16</text:p>
          </table:table-cell>
          <table:table-cell/>
          <table:table-cell table:formula="of:=([.B12]-[.B11])/([.A12]-[.A11])" office:value-type="float" office:value="4.04010025062677" calcext:value-type="float">
            <text:p>4.0401002506</text:p>
          </table:table-cell>
          <table:table-cell table:formula="of:=([.C12]-[.C11])/([.A12]-[.A11])" office:value-type="float" office:value="-4.56140350877163" calcext:value-type="float">
            <text:p>-4.5614035088</text:p>
          </table:table-cell>
          <table:table-cell table:number-columns-repeated="2"/>
        </table:table-row>
        <table:table-row table:style-name="ro1">
          <table:table-cell office:value-type="float" office:value="0.110075" calcext:value-type="float">
            <text:p>0.110075</text:p>
          </table:table-cell>
          <table:table-cell office:value-type="float" office:value="38.2278" calcext:value-type="float">
            <text:p>38.2278</text:p>
          </table:table-cell>
          <table:table-cell office:value-type="float" office:value="-34.9937" calcext:value-type="float">
            <text:p>-34.9937</text:p>
          </table:table-cell>
          <table:table-cell office:value-type="float" office:value="-2.13446E-016" calcext:value-type="float">
            <text:p>-2.13446E-16</text:p>
          </table:table-cell>
          <table:table-cell/>
          <table:table-cell table:formula="of:=([.B13]-[.B12])/([.A13]-[.A12])" office:value-type="float" office:value="0.403940886699616" calcext:value-type="float">
            <text:p>0.4039408867</text:p>
          </table:table-cell>
          <table:table-cell table:formula="of:=([.C13]-[.C12])/([.A13]-[.A12])" office:value-type="float" office:value="-0.37438423645303" calcext:value-type="float">
            <text:p>-0.3743842365</text:p>
          </table:table-cell>
          <table:table-cell table:number-columns-repeated="2"/>
        </table:table-row>
        <table:table-row table:style-name="ro1">
          <table:table-cell office:value-type="float" office:value="0.12005" calcext:value-type="float">
            <text:p>0.12005</text:p>
          </table:table-cell>
          <table:table-cell office:value-type="float" office:value="38.2281" calcext:value-type="float">
            <text:p>38.2281</text:p>
          </table:table-cell>
          <table:table-cell office:value-type="float" office:value="-34.9941" calcext:value-type="float">
            <text:p>-34.9941</text:p>
          </table:table-cell>
          <table:table-cell office:value-type="float" office:value="-2.13444E-016" calcext:value-type="float">
            <text:p>-2.13444E-16</text:p>
          </table:table-cell>
          <table:table-cell/>
          <table:table-cell table:formula="of:=([.B14]-[.B13])/([.A14]-[.A13])" office:value-type="float" office:value="0.0300751879694985" calcext:value-type="float">
            <text:p>0.030075188</text:p>
          </table:table-cell>
          <table:table-cell table:formula="of:=([.C14]-[.C13])/([.A14]-[.A13])" office:value-type="float" office:value="-0.0401002506271852" calcext:value-type="float">
            <text:p>-0.0401002506</text:p>
          </table:table-cell>
          <table:table-cell table:number-columns-repeated="2"/>
        </table:table-row>
        <table:table-row table:style-name="ro1">
          <table:table-cell office:value-type="float" office:value="0.130025" calcext:value-type="float">
            <text:p>0.130025</text:p>
          </table:table-cell>
          <table:table-cell office:value-type="float" office:value="38.2293" calcext:value-type="float">
            <text:p>38.2293</text:p>
          </table:table-cell>
          <table:table-cell office:value-type="float" office:value="-34.9952" calcext:value-type="float">
            <text:p>-34.9952</text:p>
          </table:table-cell>
          <table:table-cell office:value-type="float" office:value="-2.13433E-016" calcext:value-type="float">
            <text:p>-2.13433E-16</text:p>
          </table:table-cell>
          <table:table-cell/>
          <table:table-cell table:formula="of:=([.B15]-[.B14])/([.A15]-[.A14])" office:value-type="float" office:value="0.120300751880131" calcext:value-type="float">
            <text:p>0.1203007519</text:p>
          </table:table-cell>
          <table:table-cell table:formula="of:=([.C15]-[.C14])/([.A15]-[.A14])" office:value-type="float" office:value="-0.110275689222445" calcext:value-type="float">
            <text:p>-0.1102756892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8.2273" calcext:value-type="float">
            <text:p>38.2273</text:p>
          </table:table-cell>
          <table:table-cell office:value-type="float" office:value="-34.9934" calcext:value-type="float">
            <text:p>-34.9934</text:p>
          </table:table-cell>
          <table:table-cell office:value-type="float" office:value="-2.13434E-016" calcext:value-type="float">
            <text:p>-2.13434E-16</text:p>
          </table:table-cell>
          <table:table-cell/>
          <table:table-cell table:formula="of:=([.B16]-[.B15])/([.A16]-[.A15])" office:value-type="float" office:value="-0.200501253133077" calcext:value-type="float">
            <text:p>-0.2005012531</text:p>
          </table:table-cell>
          <table:table-cell table:formula="of:=([.C16]-[.C15])/([.A16]-[.A15])" office:value-type="float" office:value="0.180451127819128" calcext:value-type="float">
            <text:p>0.1804511278</text:p>
          </table:table-cell>
          <table:table-cell table:number-columns-repeated="2"/>
        </table:table-row>
        <table:table-row table:style-name="ro1">
          <table:table-cell office:value-type="float" office:value="0.149975" calcext:value-type="float">
            <text:p>0.149975</text:p>
          </table:table-cell>
          <table:table-cell office:value-type="float" office:value="38.2274" calcext:value-type="float">
            <text:p>38.2274</text:p>
          </table:table-cell>
          <table:table-cell office:value-type="float" office:value="-34.9937" calcext:value-type="float">
            <text:p>-34.9937</text:p>
          </table:table-cell>
          <table:table-cell office:value-type="float" office:value="-2.13424E-016" calcext:value-type="float">
            <text:p>-2.13424E-16</text:p>
          </table:table-cell>
          <table:table-cell/>
          <table:table-cell table:formula="of:=([.B17]-[.B16])/([.A17]-[.A16])" office:value-type="float" office:value="0.0100250626569744" calcext:value-type="float">
            <text:p>0.0100250627</text:p>
          </table:table-cell>
          <table:table-cell table:formula="of:=([.C17]-[.C16])/([.A17]-[.A16])" office:value-type="float" office:value="-0.0300751879694986" calcext:value-type="float">
            <text:p>-0.030075188</text:p>
          </table:table-cell>
          <table:table-cell table:number-columns-repeated="2"/>
        </table:table-row>
        <table:table-row table:style-name="ro1">
          <table:table-cell office:value-type="float" office:value="0.15995" calcext:value-type="float">
            <text:p>0.15995</text:p>
          </table:table-cell>
          <table:table-cell office:value-type="float" office:value="38.2266" calcext:value-type="float">
            <text:p>38.2266</text:p>
          </table:table-cell>
          <table:table-cell office:value-type="float" office:value="-34.9929" calcext:value-type="float">
            <text:p>-34.9929</text:p>
          </table:table-cell>
          <table:table-cell office:value-type="float" office:value="-2.13425E-016" calcext:value-type="float">
            <text:p>-2.13425E-16</text:p>
          </table:table-cell>
          <table:table-cell/>
          <table:table-cell table:formula="of:=([.B18]-[.B17])/([.A18]-[.A17])" office:value-type="float" office:value="-0.0802005012536582" calcext:value-type="float">
            <text:p>-0.0802005013</text:p>
          </table:table-cell>
          <table:table-cell table:formula="of:=([.C18]-[.C17])/([.A18]-[.A17])" office:value-type="float" office:value="0.0802005012529458" calcext:value-type="float">
            <text:p>0.0802005013</text:p>
          </table:table-cell>
          <table:table-cell table:number-columns-repeated="2"/>
        </table:table-row>
        <table:table-row table:style-name="ro1">
          <table:table-cell office:value-type="float" office:value="0.169925" calcext:value-type="float">
            <text:p>0.169925</text:p>
          </table:table-cell>
          <table:table-cell office:value-type="float" office:value="38.225" calcext:value-type="float">
            <text:p>38.225</text:p>
          </table:table-cell>
          <table:table-cell office:value-type="float" office:value="-34.9916" calcext:value-type="float">
            <text:p>-34.9916</text:p>
          </table:table-cell>
          <table:table-cell office:value-type="float" office:value="-2.1342E-016" calcext:value-type="float">
            <text:p>-2.1342E-16</text:p>
          </table:table-cell>
          <table:table-cell/>
          <table:table-cell table:formula="of:=([.B19]-[.B18])/([.A19]-[.A18])" office:value-type="float" office:value="-0.160401002505892" calcext:value-type="float">
            <text:p>-0.1604010025</text:p>
          </table:table-cell>
          <table:table-cell table:formula="of:=([.C19]-[.C18])/([.A19]-[.A18])" office:value-type="float" office:value="0.130325814536394" calcext:value-type="float">
            <text:p>0.1303258145</text:p>
          </table:table-cell>
          <table:table-cell table:number-columns-repeated="2"/>
        </table:table-row>
        <table:table-row table:style-name="ro1">
          <table:table-cell office:value-type="float" office:value="0.180075" calcext:value-type="float">
            <text:p>0.180075</text:p>
          </table:table-cell>
          <table:table-cell office:value-type="float" office:value="38.2247" calcext:value-type="float">
            <text:p>38.2247</text:p>
          </table:table-cell>
          <table:table-cell office:value-type="float" office:value="-34.9913" calcext:value-type="float">
            <text:p>-34.9913</text:p>
          </table:table-cell>
          <table:table-cell office:value-type="float" office:value="-2.13413E-016" calcext:value-type="float">
            <text:p>-2.13413E-16</text:p>
          </table:table-cell>
          <table:table-cell/>
          <table:table-cell table:formula="of:=([.B20]-[.B19])/([.A20]-[.A19])" office:value-type="float" office:value="-0.0295566502465866" calcext:value-type="float">
            <text:p>-0.0295566502</text:p>
          </table:table-cell>
          <table:table-cell table:formula="of:=([.C20]-[.C19])/([.A20]-[.A19])" office:value-type="float" office:value="0.0295566502458865" calcext:value-type="float">
            <text:p>0.0295566502</text:p>
          </table:table-cell>
          <table:table-cell table:number-columns-repeated="2"/>
        </table:table-row>
        <table:table-row table:style-name="ro1">
          <table:table-cell office:value-type="float" office:value="0.19005" calcext:value-type="float">
            <text:p>0.19005</text:p>
          </table:table-cell>
          <table:table-cell office:value-type="float" office:value="38.2239" calcext:value-type="float">
            <text:p>38.2239</text:p>
          </table:table-cell>
          <table:table-cell office:value-type="float" office:value="-34.9907" calcext:value-type="float">
            <text:p>-34.9907</text:p>
          </table:table-cell>
          <table:table-cell office:value-type="float" office:value="-2.13414E-016" calcext:value-type="float">
            <text:p>-2.13414E-16</text:p>
          </table:table-cell>
          <table:table-cell/>
          <table:table-cell table:formula="of:=([.B21]-[.B20])/([.A21]-[.A20])" office:value-type="float" office:value="-0.0802005012529456" calcext:value-type="float">
            <text:p>-0.0802005013</text:p>
          </table:table-cell>
          <table:table-cell table:formula="of:=([.C21]-[.C20])/([.A21]-[.A20])" office:value-type="float" office:value="0.0601503759404215" calcext:value-type="float">
            <text:p>0.0601503759</text:p>
          </table:table-cell>
          <table:table-cell table:number-columns-repeated="2"/>
        </table:table-row>
        <table:table-row table:style-name="ro1">
          <table:table-cell office:value-type="float" office:value="0.200025" calcext:value-type="float">
            <text:p>0.200025</text:p>
          </table:table-cell>
          <table:table-cell office:value-type="float" office:value="38.2229" calcext:value-type="float">
            <text:p>38.2229</text:p>
          </table:table-cell>
          <table:table-cell office:value-type="float" office:value="-34.9899" calcext:value-type="float">
            <text:p>-34.9899</text:p>
          </table:table-cell>
          <table:table-cell office:value-type="float" office:value="-2.13405E-016" calcext:value-type="float">
            <text:p>-2.13405E-16</text:p>
          </table:table-cell>
          <table:table-cell/>
          <table:table-cell table:formula="of:=([.B22]-[.B21])/([.A22]-[.A21])" office:value-type="float" office:value="-0.100250626566183" calcext:value-type="float">
            <text:p>-0.1002506266</text:p>
          </table:table-cell>
          <table:table-cell table:formula="of:=([.C22]-[.C21])/([.A22]-[.A21])" office:value-type="float" office:value="0.0802005012529463" calcext:value-type="float">
            <text:p>0.0802005013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38.223" calcext:value-type="float">
            <text:p>38.223</text:p>
          </table:table-cell>
          <table:table-cell office:value-type="float" office:value="-34.99" calcext:value-type="float">
            <text:p>-34.99</text:p>
          </table:table-cell>
          <table:table-cell office:value-type="float" office:value="-2.13404E-016" calcext:value-type="float">
            <text:p>-2.13404E-16</text:p>
          </table:table-cell>
          <table:table-cell/>
          <table:table-cell table:formula="of:=([.B23]-[.B22])/([.A23]-[.A22])" office:value-type="float" office:value="0.0100250626562621" calcext:value-type="float">
            <text:p>0.0100250627</text:p>
          </table:table-cell>
          <table:table-cell table:formula="of:=([.C23]-[.C22])/([.A23]-[.A22])" office:value-type="float" office:value="-0.0100250626569744" calcext:value-type="float">
            <text:p>-0.0100250627</text:p>
          </table:table-cell>
          <table:table-cell table:number-columns-repeated="2"/>
        </table:table-row>
        <table:table-row table:style-name="ro1">
          <table:table-cell office:value-type="float" office:value="0.219975" calcext:value-type="float">
            <text:p>0.219975</text:p>
          </table:table-cell>
          <table:table-cell office:value-type="float" office:value="38.2296" calcext:value-type="float">
            <text:p>38.2296</text:p>
          </table:table-cell>
          <table:table-cell office:value-type="float" office:value="-34.9948" calcext:value-type="float">
            <text:p>-34.9948</text:p>
          </table:table-cell>
          <table:table-cell office:value-type="float" office:value="-2.13387E-016" calcext:value-type="float">
            <text:p>-2.13387E-16</text:p>
          </table:table-cell>
          <table:table-cell/>
          <table:table-cell table:formula="of:=([.B24]-[.B23])/([.A24]-[.A23])" office:value-type="float" office:value="0.661654135338228" calcext:value-type="float">
            <text:p>0.6616541353</text:p>
          </table:table-cell>
          <table:table-cell table:formula="of:=([.C24]-[.C23])/([.A24]-[.A23])" office:value-type="float" office:value="-0.481203007518387" calcext:value-type="float">
            <text:p>-0.4812030075</text:p>
          </table:table-cell>
          <table:table-cell table:number-columns-repeated="2"/>
        </table:table-row>
        <table:table-row table:style-name="ro1">
          <table:table-cell office:value-type="float" office:value="0.22995" calcext:value-type="float">
            <text:p>0.22995</text:p>
          </table:table-cell>
          <table:table-cell office:value-type="float" office:value="38.3277" calcext:value-type="float">
            <text:p>38.3277</text:p>
          </table:table-cell>
          <table:table-cell office:value-type="float" office:value="-35.0779" calcext:value-type="float">
            <text:p>-35.0779</text:p>
          </table:table-cell>
          <table:table-cell office:value-type="float" office:value="-2.13261E-016" calcext:value-type="float">
            <text:p>-2.13261E-16</text:p>
          </table:table-cell>
          <table:table-cell/>
          <table:table-cell table:formula="of:=([.B25]-[.B24])/([.A25]-[.A24])" office:value-type="float" office:value="9.83458646616563" calcext:value-type="float">
            <text:p>9.8345864662</text:p>
          </table:table-cell>
          <table:table-cell table:formula="of:=([.C25]-[.C24])/([.A25]-[.A24])" office:value-type="float" office:value="-8.33082706766934" calcext:value-type="float">
            <text:p>-8.3308270677</text:p>
          </table:table-cell>
          <table:table-cell table:number-columns-repeated="2"/>
        </table:table-row>
        <table:table-row table:style-name="ro1">
          <table:table-cell office:value-type="float" office:value="0.239925" calcext:value-type="float">
            <text:p>0.239925</text:p>
          </table:table-cell>
          <table:table-cell office:value-type="float" office:value="38.4117" calcext:value-type="float">
            <text:p>38.4117</text:p>
          </table:table-cell>
          <table:table-cell office:value-type="float" office:value="-35.165" calcext:value-type="float">
            <text:p>-35.165</text:p>
          </table:table-cell>
          <table:table-cell office:value-type="float" office:value="-2.13141E-016" calcext:value-type="float">
            <text:p>-2.13141E-16</text:p>
          </table:table-cell>
          <table:table-cell/>
          <table:table-cell table:formula="of:=([.B26]-[.B25])/([.A26]-[.A25])" office:value-type="float" office:value="8.42105263157928" calcext:value-type="float">
            <text:p>8.4210526316</text:p>
          </table:table-cell>
          <table:table-cell table:formula="of:=([.C26]-[.C25])/([.A26]-[.A25])" office:value-type="float" office:value="-8.7318295739348" calcext:value-type="float">
            <text:p>-8.7318295739</text:p>
          </table:table-cell>
          <table:table-cell table:number-columns-repeated="2"/>
        </table:table-row>
        <table:table-row table:style-name="ro1">
          <table:table-cell office:value-type="float" office:value="0.250075" calcext:value-type="float">
            <text:p>0.250075</text:p>
          </table:table-cell>
          <table:table-cell office:value-type="float" office:value="38.3335" calcext:value-type="float">
            <text:p>38.3335</text:p>
          </table:table-cell>
          <table:table-cell office:value-type="float" office:value="-35.0953" calcext:value-type="float">
            <text:p>-35.0953</text:p>
          </table:table-cell>
          <table:table-cell office:value-type="float" office:value="-2.1326E-016" calcext:value-type="float">
            <text:p>-2.1326E-16</text:p>
          </table:table-cell>
          <table:table-cell/>
          <table:table-cell table:formula="of:=([.B27]-[.B26])/([.A27]-[.A26])" office:value-type="float" office:value="-7.7044334975372" calcext:value-type="float">
            <text:p>-7.7044334975</text:p>
          </table:table-cell>
          <table:table-cell table:formula="of:=([.C27]-[.C26])/([.A27]-[.A26])" office:value-type="float" office:value="6.86699507389138" calcext:value-type="float">
            <text:p>6.8669950739</text:p>
          </table:table-cell>
          <table:table-cell table:number-columns-repeated="2"/>
        </table:table-row>
        <table:table-row table:style-name="ro1">
          <table:table-cell office:value-type="float" office:value="0.26005" calcext:value-type="float">
            <text:p>0.26005</text:p>
          </table:table-cell>
          <table:table-cell office:value-type="float" office:value="38.3134" calcext:value-type="float">
            <text:p>38.3134</text:p>
          </table:table-cell>
          <table:table-cell office:value-type="float" office:value="-35.0782" calcext:value-type="float">
            <text:p>-35.0782</text:p>
          </table:table-cell>
          <table:table-cell office:value-type="float" office:value="-2.13335E-016" calcext:value-type="float">
            <text:p>-2.13335E-16</text:p>
          </table:table-cell>
          <table:table-cell/>
          <table:table-cell table:formula="of:=([.B28]-[.B27])/([.A28]-[.A27])" office:value-type="float" office:value="-2.01503759398489" calcext:value-type="float">
            <text:p>-2.015037594</text:p>
          </table:table-cell>
          <table:table-cell table:formula="of:=([.C28]-[.C27])/([.A28]-[.A27])" office:value-type="float" office:value="1.71428571428563" calcext:value-type="float">
            <text:p>1.7142857143</text:p>
          </table:table-cell>
          <table:table-cell table:number-columns-repeated="2"/>
        </table:table-row>
        <table:table-row table:style-name="ro1">
          <table:table-cell office:value-type="float" office:value="0.270025" calcext:value-type="float">
            <text:p>0.270025</text:p>
          </table:table-cell>
          <table:table-cell office:value-type="float" office:value="38.309" calcext:value-type="float">
            <text:p>38.309</text:p>
          </table:table-cell>
          <table:table-cell office:value-type="float" office:value="-35.078" calcext:value-type="float">
            <text:p>-35.078</text:p>
          </table:table-cell>
          <table:table-cell office:value-type="float" office:value="-2.13426E-016" calcext:value-type="float">
            <text:p>-2.13426E-16</text:p>
          </table:table-cell>
          <table:table-cell/>
          <table:table-cell table:formula="of:=([.B29]-[.B28])/([.A29]-[.A28])" office:value-type="float" office:value="-0.441102756892627" calcext:value-type="float">
            <text:p>-0.4411027569</text:p>
          </table:table-cell>
          <table:table-cell table:formula="of:=([.C29]-[.C28])/([.A29]-[.A28])" office:value-type="float" office:value="0.0200501253132365" calcext:value-type="float">
            <text:p>0.0200501253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8.3118" calcext:value-type="float">
            <text:p>38.3118</text:p>
          </table:table-cell>
          <table:table-cell office:value-type="float" office:value="-35.0849" calcext:value-type="float">
            <text:p>-35.0849</text:p>
          </table:table-cell>
          <table:table-cell office:value-type="float" office:value="-2.13569E-016" calcext:value-type="float">
            <text:p>-2.13569E-16</text:p>
          </table:table-cell>
          <table:table-cell/>
          <table:table-cell table:formula="of:=([.B30]-[.B29])/([.A30]-[.A29])" office:value-type="float" office:value="0.280701754386023" calcext:value-type="float">
            <text:p>0.2807017544</text:p>
          </table:table-cell>
          <table:table-cell table:formula="of:=([.C30]-[.C29])/([.A30]-[.A29])" office:value-type="float" office:value="-0.691729323307726" calcext:value-type="float">
            <text:p>-0.6917293233</text:p>
          </table:table-cell>
          <table:table-cell table:number-columns-repeated="2"/>
        </table:table-row>
        <table:table-row table:style-name="ro1">
          <table:table-cell office:value-type="float" office:value="0.289975" calcext:value-type="float">
            <text:p>0.289975</text:p>
          </table:table-cell>
          <table:table-cell office:value-type="float" office:value="38.3498" calcext:value-type="float">
            <text:p>38.3498</text:p>
          </table:table-cell>
          <table:table-cell office:value-type="float" office:value="-35.1207" calcext:value-type="float">
            <text:p>-35.1207</text:p>
          </table:table-cell>
          <table:table-cell office:value-type="float" office:value="-2.13731E-016" calcext:value-type="float">
            <text:p>-2.13731E-16</text:p>
          </table:table-cell>
          <table:table-cell/>
          <table:table-cell table:formula="of:=([.B31]-[.B30])/([.A31]-[.A30])" office:value-type="float" office:value="3.80952380952421" calcext:value-type="float">
            <text:p>3.8095238095</text:p>
          </table:table-cell>
          <table:table-cell table:formula="of:=([.C31]-[.C30])/([.A31]-[.A30])" office:value-type="float" office:value="-3.58897243107789" calcext:value-type="float">
            <text:p>-3.5889724311</text:p>
          </table:table-cell>
          <table:table-cell table:number-columns-repeated="2"/>
        </table:table-row>
        <table:table-row table:style-name="ro1">
          <table:table-cell office:value-type="float" office:value="0.29995" calcext:value-type="float">
            <text:p>0.29995</text:p>
          </table:table-cell>
          <table:table-cell office:value-type="float" office:value="38.474" calcext:value-type="float">
            <text:p>38.474</text:p>
          </table:table-cell>
          <table:table-cell office:value-type="float" office:value="-35.2349" calcext:value-type="float">
            <text:p>-35.2349</text:p>
          </table:table-cell>
          <table:table-cell office:value-type="float" office:value="-2.13823E-016" calcext:value-type="float">
            <text:p>-2.13823E-16</text:p>
          </table:table-cell>
          <table:table-cell/>
          <table:table-cell table:formula="of:=([.B32]-[.B31])/([.A32]-[.A31])" office:value-type="float" office:value="12.4511278195483" calcext:value-type="float">
            <text:p>12.4511278195</text:p>
          </table:table-cell>
          <table:table-cell table:formula="of:=([.C32]-[.C31])/([.A32]-[.A31])" office:value-type="float" office:value="-11.448621553885" calcext:value-type="float">
            <text:p>-11.4486215539</text:p>
          </table:table-cell>
          <table:table-cell table:number-columns-repeated="2"/>
        </table:table-row>
        <table:table-row table:style-name="ro1">
          <table:table-cell office:value-type="float" office:value="0.309925" calcext:value-type="float">
            <text:p>0.309925</text:p>
          </table:table-cell>
          <table:table-cell office:value-type="float" office:value="38.485" calcext:value-type="float">
            <text:p>38.485</text:p>
          </table:table-cell>
          <table:table-cell office:value-type="float" office:value="-35.2518" calcext:value-type="float">
            <text:p>-35.2518</text:p>
          </table:table-cell>
          <table:table-cell office:value-type="float" office:value="-2.14051E-016" calcext:value-type="float">
            <text:p>-2.14051E-16</text:p>
          </table:table-cell>
          <table:table-cell/>
          <table:table-cell table:formula="of:=([.B33]-[.B32])/([.A33]-[.A32])" office:value-type="float" office:value="1.10275689223086" calcext:value-type="float">
            <text:p>1.1027568922</text:p>
          </table:table-cell>
          <table:table-cell table:formula="of:=([.C33]-[.C32])/([.A33]-[.A32])" office:value-type="float" office:value="-1.69423558897241" calcext:value-type="float">
            <text:p>-1.694235589</text:p>
          </table:table-cell>
          <table:table-cell table:number-columns-repeated="2"/>
        </table:table-row>
        <table:table-row table:style-name="ro1">
          <table:table-cell office:value-type="float" office:value="0.320075" calcext:value-type="float">
            <text:p>0.320075</text:p>
          </table:table-cell>
          <table:table-cell office:value-type="float" office:value="38.3661" calcext:value-type="float">
            <text:p>38.3661</text:p>
          </table:table-cell>
          <table:table-cell office:value-type="float" office:value="-35.1274" calcext:value-type="float">
            <text:p>-35.1274</text:p>
          </table:table-cell>
          <table:table-cell office:value-type="float" office:value="-2.14314E-016" calcext:value-type="float">
            <text:p>-2.14314E-16</text:p>
          </table:table-cell>
          <table:table-cell/>
          <table:table-cell table:formula="of:=([.B34]-[.B33])/([.A34]-[.A33])" office:value-type="float" office:value="-11.7142857142854" calcext:value-type="float">
            <text:p>-11.7142857143</text:p>
          </table:table-cell>
          <table:table-cell table:formula="of:=([.C34]-[.C33])/([.A34]-[.A33])" office:value-type="float" office:value="12.2561576354681" calcext:value-type="float">
            <text:p>12.2561576355</text:p>
          </table:table-cell>
          <table:table-cell table:number-columns-repeated="2"/>
        </table:table-row>
        <table:table-row table:style-name="ro1">
          <table:table-cell office:value-type="float" office:value="0.33005" calcext:value-type="float">
            <text:p>0.33005</text:p>
          </table:table-cell>
          <table:table-cell office:value-type="float" office:value="38.1313" calcext:value-type="float">
            <text:p>38.1313</text:p>
          </table:table-cell>
          <table:table-cell office:value-type="float" office:value="-34.8818" calcext:value-type="float">
            <text:p>-34.8818</text:p>
          </table:table-cell>
          <table:table-cell office:value-type="float" office:value="-2.14422E-016" calcext:value-type="float">
            <text:p>-2.14422E-16</text:p>
          </table:table-cell>
          <table:table-cell/>
          <table:table-cell table:formula="of:=([.B35]-[.B34])/([.A35]-[.A34])" office:value-type="float" office:value="-23.5388471177944" calcext:value-type="float">
            <text:p>-23.5388471178</text:p>
          </table:table-cell>
          <table:table-cell table:formula="of:=([.C35]-[.C34])/([.A35]-[.A34])" office:value-type="float" office:value="24.6215538847121" calcext:value-type="float">
            <text:p>24.6215538847</text:p>
          </table:table-cell>
          <table:table-cell table:number-columns-repeated="2"/>
        </table:table-row>
        <table:table-row table:style-name="ro1">
          <table:table-cell office:value-type="float" office:value="0.340025" calcext:value-type="float">
            <text:p>0.340025</text:p>
          </table:table-cell>
          <table:table-cell office:value-type="float" office:value="37.4786" calcext:value-type="float">
            <text:p>37.4786</text:p>
          </table:table-cell>
          <table:table-cell office:value-type="float" office:value="-34.257" calcext:value-type="float">
            <text:p>-34.257</text:p>
          </table:table-cell>
          <table:table-cell office:value-type="float" office:value="-2.14678E-016" calcext:value-type="float">
            <text:p>-2.14678E-16</text:p>
          </table:table-cell>
          <table:table-cell/>
          <table:table-cell table:formula="of:=([.B36]-[.B35])/([.A36]-[.A35])" office:value-type="float" office:value="-65.4335839599003" calcext:value-type="float">
            <text:p>-65.4335839599</text:p>
          </table:table-cell>
          <table:table-cell table:formula="of:=([.C36]-[.C35])/([.A36]-[.A35])" office:value-type="float" office:value="62.6365914786971" calcext:value-type="float">
            <text:p>62.6365914787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6.238" calcext:value-type="float">
            <text:p>36.238</text:p>
          </table:table-cell>
          <table:table-cell office:value-type="float" office:value="-33.089" calcext:value-type="float">
            <text:p>-33.089</text:p>
          </table:table-cell>
          <table:table-cell office:value-type="float" office:value="-2.16647E-016" calcext:value-type="float">
            <text:p>-2.16647E-16</text:p>
          </table:table-cell>
          <table:table-cell/>
          <table:table-cell table:formula="of:=([.B37]-[.B36])/([.A37]-[.A36])" office:value-type="float" office:value="-124.370927318295" calcext:value-type="float">
            <text:p>-124.3709273183</text:p>
          </table:table-cell>
          <table:table-cell table:formula="of:=([.C37]-[.C36])/([.A37]-[.A36])" office:value-type="float" office:value="117.092731829573" calcext:value-type="float">
            <text:p>117.0927318296</text:p>
          </table:table-cell>
          <table:table-cell table:number-columns-repeated="2"/>
        </table:table-row>
        <table:table-row table:style-name="ro1">
          <table:table-cell office:value-type="float" office:value="0.359975" calcext:value-type="float">
            <text:p>0.359975</text:p>
          </table:table-cell>
          <table:table-cell office:value-type="float" office:value="34.4938" calcext:value-type="float">
            <text:p>34.4938</text:p>
          </table:table-cell>
          <table:table-cell office:value-type="float" office:value="-31.4606" calcext:value-type="float">
            <text:p>-31.4606</text:p>
          </table:table-cell>
          <table:table-cell office:value-type="float" office:value="-2.19652E-016" calcext:value-type="float">
            <text:p>-2.19652E-16</text:p>
          </table:table-cell>
          <table:table-cell/>
          <table:table-cell table:formula="of:=([.B38]-[.B37])/([.A38]-[.A37])" office:value-type="float" office:value="-174.857142857144" calcext:value-type="float">
            <text:p>-174.8571428571</text:p>
          </table:table-cell>
          <table:table-cell table:formula="of:=([.C38]-[.C37])/([.A38]-[.A37])" office:value-type="float" office:value="163.248120300753" calcext:value-type="float">
            <text:p>163.2481203008</text:p>
          </table:table-cell>
          <table:table-cell table:number-columns-repeated="2"/>
        </table:table-row>
        <table:table-row table:style-name="ro1">
          <table:table-cell office:value-type="float" office:value="0.36995" calcext:value-type="float">
            <text:p>0.36995</text:p>
          </table:table-cell>
          <table:table-cell office:value-type="float" office:value="32.1995" calcext:value-type="float">
            <text:p>32.1995</text:p>
          </table:table-cell>
          <table:table-cell office:value-type="float" office:value="-29.3331" calcext:value-type="float">
            <text:p>-29.3331</text:p>
          </table:table-cell>
          <table:table-cell office:value-type="float" office:value="-2.23857E-016" calcext:value-type="float">
            <text:p>-2.23857E-16</text:p>
          </table:table-cell>
          <table:table-cell/>
          <table:table-cell table:formula="of:=([.B39]-[.B38])/([.A39]-[.A38])" office:value-type="float" office:value="-230.005012531327" calcext:value-type="float">
            <text:p>-230.0050125313</text:p>
          </table:table-cell>
          <table:table-cell table:formula="of:=([.C39]-[.C38])/([.A39]-[.A38])" office:value-type="float" office:value="213.283208020048" calcext:value-type="float">
            <text:p>213.28320802</text:p>
          </table:table-cell>
          <table:table-cell table:number-columns-repeated="2"/>
        </table:table-row>
        <table:table-row table:style-name="ro1">
          <table:table-cell office:value-type="float" office:value="0.379925" calcext:value-type="float">
            <text:p>0.379925</text:p>
          </table:table-cell>
          <table:table-cell office:value-type="float" office:value="29.3367" calcext:value-type="float">
            <text:p>29.3367</text:p>
          </table:table-cell>
          <table:table-cell office:value-type="float" office:value="-26.6858" calcext:value-type="float">
            <text:p>-26.6858</text:p>
          </table:table-cell>
          <table:table-cell office:value-type="float" office:value="-2.29272E-016" calcext:value-type="float">
            <text:p>-2.29272E-16</text:p>
          </table:table-cell>
          <table:table-cell/>
          <table:table-cell table:formula="of:=([.B40]-[.B39])/([.A40]-[.A39])" office:value-type="float" office:value="-286.997493734339" calcext:value-type="float">
            <text:p>-286.9974937343</text:p>
          </table:table-cell>
          <table:table-cell table:formula="of:=([.C40]-[.C39])/([.A40]-[.A39])" office:value-type="float" office:value="265.393483709276" calcext:value-type="float">
            <text:p>265.3934837093</text:p>
          </table:table-cell>
          <table:table-cell table:number-columns-repeated="2"/>
        </table:table-row>
        <table:table-row table:style-name="ro1">
          <table:table-cell office:value-type="float" office:value="0.390075" calcext:value-type="float">
            <text:p>0.390075</text:p>
          </table:table-cell>
          <table:table-cell office:value-type="float" office:value="25.9191" calcext:value-type="float">
            <text:p>25.9191</text:p>
          </table:table-cell>
          <table:table-cell office:value-type="float" office:value="-23.5287" calcext:value-type="float">
            <text:p>-23.5287</text:p>
          </table:table-cell>
          <table:table-cell office:value-type="float" office:value="-2.35377E-016" calcext:value-type="float">
            <text:p>-2.35377E-16</text:p>
          </table:table-cell>
          <table:table-cell/>
          <table:table-cell table:formula="of:=([.B41]-[.B40])/([.A41]-[.A40])" office:value-type="float" office:value="-336.70935960591" calcext:value-type="float">
            <text:p>-336.7093596059</text:p>
          </table:table-cell>
          <table:table-cell table:formula="of:=([.C41]-[.C40])/([.A41]-[.A40])" office:value-type="float" office:value="311.044334975368" calcext:value-type="float">
            <text:p>311.0443349754</text:p>
          </table:table-cell>
          <table:table-cell table:number-columns-repeated="2"/>
        </table:table-row>
        <table:table-row table:style-name="ro1">
          <table:table-cell office:value-type="float" office:value="0.40005" calcext:value-type="float">
            <text:p>0.40005</text:p>
          </table:table-cell>
          <table:table-cell office:value-type="float" office:value="22.2003" calcext:value-type="float">
            <text:p>22.2003</text:p>
          </table:table-cell>
          <table:table-cell office:value-type="float" office:value="-20.1018" calcext:value-type="float">
            <text:p>-20.1018</text:p>
          </table:table-cell>
          <table:table-cell office:value-type="float" office:value="-2.42468E-016" calcext:value-type="float">
            <text:p>-2.42468E-16</text:p>
          </table:table-cell>
          <table:table-cell/>
          <table:table-cell table:formula="of:=([.B42]-[.B41])/([.A42]-[.A41])" office:value-type="float" office:value="-372.812030075188" calcext:value-type="float">
            <text:p>-372.8120300752</text:p>
          </table:table-cell>
          <table:table-cell table:formula="of:=([.C42]-[.C41])/([.A42]-[.A41])" office:value-type="float" office:value="343.548872180451" calcext:value-type="float">
            <text:p>343.5488721805</text:p>
          </table:table-cell>
          <table:table-cell table:number-columns-repeated="2"/>
        </table:table-row>
        <table:table-row table:style-name="ro1">
          <table:table-cell office:value-type="float" office:value="0.410025" calcext:value-type="float">
            <text:p>0.410025</text:p>
          </table:table-cell>
          <table:table-cell office:value-type="float" office:value="18.1883" calcext:value-type="float">
            <text:p>18.1883</text:p>
          </table:table-cell>
          <table:table-cell office:value-type="float" office:value="-16.4141" calcext:value-type="float">
            <text:p>-16.4141</text:p>
          </table:table-cell>
          <table:table-cell office:value-type="float" office:value="-2.50719E-016" calcext:value-type="float">
            <text:p>-2.50719E-16</text:p>
          </table:table-cell>
          <table:table-cell/>
          <table:table-cell table:formula="of:=([.B43]-[.B42])/([.A43]-[.A42])" office:value-type="float" office:value="-402.205513784463" calcext:value-type="float">
            <text:p>-402.2055137845</text:p>
          </table:table-cell>
          <table:table-cell table:formula="of:=([.C43]-[.C42])/([.A43]-[.A42])" office:value-type="float" office:value="369.694235588974" calcext:value-type="float">
            <text:p>369.694235589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.1513" calcext:value-type="float">
            <text:p>14.1513</text:p>
          </table:table-cell>
          <table:table-cell office:value-type="float" office:value="-12.6982" calcext:value-type="float">
            <text:p>-12.6982</text:p>
          </table:table-cell>
          <table:table-cell office:value-type="float" office:value="-2.59621E-016" calcext:value-type="float">
            <text:p>-2.59621E-16</text:p>
          </table:table-cell>
          <table:table-cell/>
          <table:table-cell table:formula="of:=([.B44]-[.B43])/([.A44]-[.A43])" office:value-type="float" office:value="-404.711779448621" calcext:value-type="float">
            <text:p>-404.7117794486</text:p>
          </table:table-cell>
          <table:table-cell table:formula="of:=([.C44]-[.C43])/([.A44]-[.A43])" office:value-type="float" office:value="372.521303258145" calcext:value-type="float">
            <text:p>372.5213032581</text:p>
          </table:table-cell>
          <table:table-cell table:number-columns-repeated="2"/>
        </table:table-row>
        <table:table-row table:style-name="ro1">
          <table:table-cell office:value-type="float" office:value="0.429975" calcext:value-type="float">
            <text:p>0.429975</text:p>
          </table:table-cell>
          <table:table-cell office:value-type="float" office:value="10.4245" calcext:value-type="float">
            <text:p>10.4245</text:p>
          </table:table-cell>
          <table:table-cell office:value-type="float" office:value="-9.26349" calcext:value-type="float">
            <text:p>-9.26349</text:p>
          </table:table-cell>
          <table:table-cell office:value-type="float" office:value="-2.68458E-016" calcext:value-type="float">
            <text:p>-2.68458E-16</text:p>
          </table:table-cell>
          <table:table-cell/>
          <table:table-cell table:formula="of:=([.B45]-[.B44])/([.A45]-[.A44])" office:value-type="float" office:value="-373.614035087719" calcext:value-type="float">
            <text:p>-373.6140350877</text:p>
          </table:table-cell>
          <table:table-cell table:formula="of:=([.C45]-[.C44])/([.A45]-[.A44])" office:value-type="float" office:value="344.331829573934" calcext:value-type="float">
            <text:p>344.3318295739</text:p>
          </table:table-cell>
          <table:table-cell table:number-columns-repeated="2"/>
        </table:table-row>
        <table:table-row table:style-name="ro1">
          <table:table-cell office:value-type="float" office:value="0.43995" calcext:value-type="float">
            <text:p>0.43995</text:p>
          </table:table-cell>
          <table:table-cell office:value-type="float" office:value="7.19368" calcext:value-type="float">
            <text:p>7.19368</text:p>
          </table:table-cell>
          <table:table-cell office:value-type="float" office:value="-6.27406" calcext:value-type="float">
            <text:p>-6.27406</text:p>
          </table:table-cell>
          <table:table-cell office:value-type="float" office:value="-2.76736E-016" calcext:value-type="float">
            <text:p>-2.76736E-16</text:p>
          </table:table-cell>
          <table:table-cell/>
          <table:table-cell table:formula="of:=([.B46]-[.B45])/([.A46]-[.A45])" office:value-type="float" office:value="-323.891729323306" calcext:value-type="float">
            <text:p>-323.8917293233</text:p>
          </table:table-cell>
          <table:table-cell table:formula="of:=([.C46]-[.C45])/([.A46]-[.A45])" office:value-type="float" office:value="299.692230576439" calcext:value-type="float">
            <text:p>299.6922305764</text:p>
          </table:table-cell>
          <table:table-cell table:number-columns-repeated="2"/>
        </table:table-row>
        <table:table-row table:style-name="ro1">
          <table:table-cell office:value-type="float" office:value="0.449925" calcext:value-type="float">
            <text:p>0.449925</text:p>
          </table:table-cell>
          <table:table-cell office:value-type="float" office:value="4.57222" calcext:value-type="float">
            <text:p>4.57222</text:p>
          </table:table-cell>
          <table:table-cell office:value-type="float" office:value="-3.8264" calcext:value-type="float">
            <text:p>-3.8264</text:p>
          </table:table-cell>
          <table:table-cell office:value-type="float" office:value="-2.83959E-016" calcext:value-type="float">
            <text:p>-2.83959E-16</text:p>
          </table:table-cell>
          <table:table-cell/>
          <table:table-cell table:formula="of:=([.B47]-[.B46])/([.A47]-[.A46])" office:value-type="float" office:value="-262.8030075188" calcext:value-type="float">
            <text:p>-262.8030075188</text:p>
          </table:table-cell>
          <table:table-cell table:formula="of:=([.C47]-[.C46])/([.A47]-[.A46])" office:value-type="float" office:value="245.379448621556" calcext:value-type="float">
            <text:p>245.3794486216</text:p>
          </table:table-cell>
          <table:table-cell table:number-columns-repeated="2"/>
        </table:table-row>
        <table:table-row table:style-name="ro1">
          <table:table-cell office:value-type="float" office:value="0.460075" calcext:value-type="float">
            <text:p>0.460075</text:p>
          </table:table-cell>
          <table:table-cell office:value-type="float" office:value="2.58446" calcext:value-type="float">
            <text:p>2.58446</text:p>
          </table:table-cell>
          <table:table-cell office:value-type="float" office:value="-1.91214" calcext:value-type="float">
            <text:p>-1.91214</text:p>
          </table:table-cell>
          <table:table-cell office:value-type="float" office:value="-2.88764E-016" calcext:value-type="float">
            <text:p>-2.88764E-16</text:p>
          </table:table-cell>
          <table:table-cell/>
          <table:table-cell table:formula="of:=([.B48]-[.B47])/([.A48]-[.A47])" office:value-type="float" office:value="-195.83842364532" calcext:value-type="float">
            <text:p>-195.8384236453</text:p>
          </table:table-cell>
          <table:table-cell table:formula="of:=([.C48]-[.C47])/([.A48]-[.A47])" office:value-type="float" office:value="188.597044334976" calcext:value-type="float">
            <text:p>188.597044335</text:p>
          </table:table-cell>
          <table:table-cell table:number-columns-repeated="2"/>
        </table:table-row>
        <table:table-row table:style-name="ro1">
          <table:table-cell office:value-type="float" office:value="0.47005" calcext:value-type="float">
            <text:p>0.47005</text:p>
          </table:table-cell>
          <table:table-cell office:value-type="float" office:value="1.27043" calcext:value-type="float">
            <text:p>1.27043</text:p>
          </table:table-cell>
          <table:table-cell office:value-type="float" office:value="-0.566258" calcext:value-type="float">
            <text:p>-0.566258</text:p>
          </table:table-cell>
          <table:table-cell office:value-type="float" office:value="-2.88877E-016" calcext:value-type="float">
            <text:p>-2.88877E-16</text:p>
          </table:table-cell>
          <table:table-cell/>
          <table:table-cell table:formula="of:=([.B49]-[.B48])/([.A49]-[.A48])" office:value-type="float" office:value="-131.732330827067" calcext:value-type="float">
            <text:p>-131.7323308271</text:p>
          </table:table-cell>
          <table:table-cell table:formula="of:=([.C49]-[.C48])/([.A49]-[.A48])" office:value-type="float" office:value="134.92551378446" calcext:value-type="float">
            <text:p>134.9255137845</text:p>
          </table:table-cell>
          <table:table-cell table:number-columns-repeated="2"/>
        </table:table-row>
        <table:table-row table:style-name="ro1">
          <table:table-cell office:value-type="float" office:value="0.480025" calcext:value-type="float">
            <text:p>0.480025</text:p>
          </table:table-cell>
          <table:table-cell office:value-type="float" office:value="0.492478" calcext:value-type="float">
            <text:p>0.492478</text:p>
          </table:table-cell>
          <table:table-cell office:value-type="float" office:value="0.29173" calcext:value-type="float">
            <text:p>0.29173</text:p>
          </table:table-cell>
          <table:table-cell office:value-type="float" office:value="-2.88569E-016" calcext:value-type="float">
            <text:p>-2.88569E-16</text:p>
          </table:table-cell>
          <table:table-cell/>
          <table:table-cell table:formula="of:=([.B50]-[.B49])/([.A50]-[.A49])" office:value-type="float" office:value="-77.9901754385968" calcext:value-type="float">
            <text:p>-77.9901754386</text:p>
          </table:table-cell>
          <table:table-cell table:formula="of:=([.C50]-[.C49])/([.A50]-[.A49])" office:value-type="float" office:value="86.0138345864666" calcext:value-type="float">
            <text:p>86.0138345865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885499" calcext:value-type="float">
            <text:p>0.0885499</text:p>
          </table:table-cell>
          <table:table-cell office:value-type="float" office:value="0.78926" calcext:value-type="float">
            <text:p>0.78926</text:p>
          </table:table-cell>
          <table:table-cell office:value-type="float" office:value="-2.86071E-016" calcext:value-type="float">
            <text:p>-2.86071E-16</text:p>
          </table:table-cell>
          <table:table-cell/>
          <table:table-cell table:formula="of:=([.B51]-[.B50])/([.A51]-[.A50])" office:value-type="float" office:value="-40.4940451127819" calcext:value-type="float">
            <text:p>-40.4940451128</text:p>
          </table:table-cell>
          <table:table-cell table:formula="of:=([.C51]-[.C50])/([.A51]-[.A50])" office:value-type="float" office:value="49.8776942355889" calcext:value-type="float">
            <text:p>49.8776942356</text:p>
          </table:table-cell>
          <table:table-cell table:number-columns-repeated="2"/>
        </table:table-row>
        <table:table-row table:style-name="ro1">
          <table:table-cell office:value-type="float" office:value="0.499975" calcext:value-type="float">
            <text:p>0.499975</text:p>
          </table:table-cell>
          <table:table-cell office:value-type="float" office:value="-0.178574" calcext:value-type="float">
            <text:p>-0.178574</text:p>
          </table:table-cell>
          <table:table-cell office:value-type="float" office:value="1.113" calcext:value-type="float">
            <text:p>1.113</text:p>
          </table:table-cell>
          <table:table-cell office:value-type="float" office:value="-2.82343E-016" calcext:value-type="float">
            <text:p>-2.82343E-16</text:p>
          </table:table-cell>
          <table:table-cell/>
          <table:table-cell table:formula="of:=([.B52]-[.B51])/([.A52]-[.A51])" office:value-type="float" office:value="-26.7793383458646" calcext:value-type="float">
            <text:p>-26.7793383459</text:p>
          </table:table-cell>
          <table:table-cell table:formula="of:=([.C52]-[.C51])/([.A52]-[.A51])" office:value-type="float" office:value="32.4551378446115" calcext:value-type="float">
            <text:p>32.4551378446</text:p>
          </table:table-cell>
          <table:table-cell table:number-columns-repeated="2"/>
        </table:table-row>
        <table:table-row table:style-name="ro1">
          <table:table-cell office:value-type="float" office:value="0.50995" calcext:value-type="float">
            <text:p>0.50995</text:p>
          </table:table-cell>
          <table:table-cell office:value-type="float" office:value="-0.379087" calcext:value-type="float">
            <text:p>-0.379087</text:p>
          </table:table-cell>
          <table:table-cell office:value-type="float" office:value="1.29958" calcext:value-type="float">
            <text:p>1.29958</text:p>
          </table:table-cell>
          <table:table-cell office:value-type="float" office:value="-2.80644E-016" calcext:value-type="float">
            <text:p>-2.80644E-16</text:p>
          </table:table-cell>
          <table:table-cell/>
          <table:table-cell table:formula="of:=([.B53]-[.B52])/([.A53]-[.A52])" office:value-type="float" office:value="-20.1015538847118" calcext:value-type="float">
            <text:p>-20.1015538847</text:p>
          </table:table-cell>
          <table:table-cell table:formula="of:=([.C53]-[.C52])/([.A53]-[.A52])" office:value-type="float" office:value="18.7047619047619" calcext:value-type="float">
            <text:p>18.7047619048</text:p>
          </table:table-cell>
          <table:table-cell table:number-columns-repeated="2"/>
        </table:table-row>
        <table:table-row table:style-name="ro1">
          <table:table-cell office:value-type="float" office:value="0.519925" calcext:value-type="float">
            <text:p>0.519925</text:p>
          </table:table-cell>
          <table:table-cell office:value-type="float" office:value="-0.567394" calcext:value-type="float">
            <text:p>-0.567394</text:p>
          </table:table-cell>
          <table:table-cell office:value-type="float" office:value="1.40631" calcext:value-type="float">
            <text:p>1.40631</text:p>
          </table:table-cell>
          <table:table-cell office:value-type="float" office:value="-2.81654E-016" calcext:value-type="float">
            <text:p>-2.81654E-16</text:p>
          </table:table-cell>
          <table:table-cell/>
          <table:table-cell table:formula="of:=([.B54]-[.B53])/([.A54]-[.A53])" office:value-type="float" office:value="-18.8778947368422" calcext:value-type="float">
            <text:p>-18.8778947368</text:p>
          </table:table-cell>
          <table:table-cell table:formula="of:=([.C54]-[.C53])/([.A54]-[.A53])" office:value-type="float" office:value="10.6997493734336" calcext:value-type="float">
            <text:p>10.6997493734</text:p>
          </table:table-cell>
          <table:table-cell table:number-columns-repeated="2"/>
        </table:table-row>
        <table:table-row table:style-name="ro1">
          <table:table-cell office:value-type="float" office:value="0.530075" calcext:value-type="float">
            <text:p>0.530075</text:p>
          </table:table-cell>
          <table:table-cell office:value-type="float" office:value="-0.787343" calcext:value-type="float">
            <text:p>-0.787343</text:p>
          </table:table-cell>
          <table:table-cell office:value-type="float" office:value="1.47601" calcext:value-type="float">
            <text:p>1.47601</text:p>
          </table:table-cell>
          <table:table-cell office:value-type="float" office:value="-2.82722E-016" calcext:value-type="float">
            <text:p>-2.82722E-16</text:p>
          </table:table-cell>
          <table:table-cell/>
          <table:table-cell table:formula="of:=([.B55]-[.B54])/([.A55]-[.A54])" office:value-type="float" office:value="-21.6698522167488" calcext:value-type="float">
            <text:p>-21.6698522167</text:p>
          </table:table-cell>
          <table:table-cell table:formula="of:=([.C55]-[.C54])/([.A55]-[.A54])" office:value-type="float" office:value="6.86699507389164" calcext:value-type="float">
            <text:p>6.8669950739</text:p>
          </table:table-cell>
          <table:table-cell table:number-columns-repeated="2"/>
        </table:table-row>
        <table:table-row table:style-name="ro1">
          <table:table-cell office:value-type="float" office:value="0.54005" calcext:value-type="float">
            <text:p>0.54005</text:p>
          </table:table-cell>
          <table:table-cell office:value-type="float" office:value="-1.00696" calcext:value-type="float">
            <text:p>-1.00696</text:p>
          </table:table-cell>
          <table:table-cell office:value-type="float" office:value="1.50003" calcext:value-type="float">
            <text:p>1.50003</text:p>
          </table:table-cell>
          <table:table-cell office:value-type="float" office:value="-2.82198E-016" calcext:value-type="float">
            <text:p>-2.82198E-16</text:p>
          </table:table-cell>
          <table:table-cell/>
          <table:table-cell table:formula="of:=([.B56]-[.B55])/([.A56]-[.A55])" office:value-type="float" office:value="-22.0167418546364" calcext:value-type="float">
            <text:p>-22.0167418546</text:p>
          </table:table-cell>
          <table:table-cell table:formula="of:=([.C56]-[.C55])/([.A56]-[.A55])" office:value-type="float" office:value="2.40802005012531" calcext:value-type="float">
            <text:p>2.4080200501</text:p>
          </table:table-cell>
          <table:table-cell table:number-columns-repeated="2"/>
        </table:table-row>
        <table:table-row table:style-name="ro1">
          <table:table-cell office:value-type="float" office:value="0.550025" calcext:value-type="float">
            <text:p>0.550025</text:p>
          </table:table-cell>
          <table:table-cell office:value-type="float" office:value="-1.22111" calcext:value-type="float">
            <text:p>-1.22111</text:p>
          </table:table-cell>
          <table:table-cell office:value-type="float" office:value="1.496" calcext:value-type="float">
            <text:p>1.496</text:p>
          </table:table-cell>
          <table:table-cell office:value-type="float" office:value="-2.81823E-016" calcext:value-type="float">
            <text:p>-2.81823E-16</text:p>
          </table:table-cell>
          <table:table-cell/>
          <table:table-cell table:formula="of:=([.B57]-[.B56])/([.A57]-[.A56])" office:value-type="float" office:value="-21.4686716791981" calcext:value-type="float">
            <text:p>-21.4686716792</text:p>
          </table:table-cell>
          <table:table-cell table:formula="of:=([.C57]-[.C56])/([.A57]-[.A56])" office:value-type="float" office:value="-0.404010025062678" calcext:value-type="float">
            <text:p>-0.4040100251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1.36537" calcext:value-type="float">
            <text:p>-1.36537</text:p>
          </table:table-cell>
          <table:table-cell office:value-type="float" office:value="1.44279" calcext:value-type="float">
            <text:p>1.44279</text:p>
          </table:table-cell>
          <table:table-cell office:value-type="float" office:value="-2.81042E-016" calcext:value-type="float">
            <text:p>-2.81042E-16</text:p>
          </table:table-cell>
          <table:table-cell/>
          <table:table-cell table:formula="of:=([.B58]-[.B57])/([.A58]-[.A57])" office:value-type="float" office:value="-14.4621553884711" calcext:value-type="float">
            <text:p>-14.4621553885</text:p>
          </table:table-cell>
          <table:table-cell table:formula="of:=([.C58]-[.C57])/([.A58]-[.A57])" office:value-type="float" office:value="-5.33433583959896" calcext:value-type="float">
            <text:p>-5.3343358396</text:p>
          </table:table-cell>
          <table:table-cell table:number-columns-repeated="2"/>
        </table:table-row>
        <table:table-row table:style-name="ro1">
          <table:table-cell office:value-type="float" office:value="0.569975" calcext:value-type="float">
            <text:p>0.569975</text:p>
          </table:table-cell>
          <table:table-cell office:value-type="float" office:value="-1.38182" calcext:value-type="float">
            <text:p>-1.38182</text:p>
          </table:table-cell>
          <table:table-cell office:value-type="float" office:value="1.33934" calcext:value-type="float">
            <text:p>1.33934</text:p>
          </table:table-cell>
          <table:table-cell office:value-type="float" office:value="-2.8017E-016" calcext:value-type="float">
            <text:p>-2.8017E-16</text:p>
          </table:table-cell>
          <table:table-cell/>
          <table:table-cell table:formula="of:=([.B59]-[.B58])/([.A59]-[.A58])" office:value-type="float" office:value="-1.64912280701756" calcext:value-type="float">
            <text:p>-1.649122807</text:p>
          </table:table-cell>
          <table:table-cell table:formula="of:=([.C59]-[.C58])/([.A59]-[.A58])" office:value-type="float" office:value="-10.3709273182958" calcext:value-type="float">
            <text:p>-10.3709273183</text:p>
          </table:table-cell>
          <table:table-cell table:number-columns-repeated="2"/>
        </table:table-row>
        <table:table-row table:style-name="ro1">
          <table:table-cell office:value-type="float" office:value="0.57995" calcext:value-type="float">
            <text:p>0.57995</text:p>
          </table:table-cell>
          <table:table-cell office:value-type="float" office:value="-1.37298" calcext:value-type="float">
            <text:p>-1.37298</text:p>
          </table:table-cell>
          <table:table-cell office:value-type="float" office:value="1.29036" calcext:value-type="float">
            <text:p>1.29036</text:p>
          </table:table-cell>
          <table:table-cell office:value-type="float" office:value="-2.8122E-016" calcext:value-type="float">
            <text:p>-2.8122E-16</text:p>
          </table:table-cell>
          <table:table-cell/>
          <table:table-cell table:formula="of:=([.B60]-[.B59])/([.A60]-[.A59])" office:value-type="float" office:value="0.886215538847108" calcext:value-type="float">
            <text:p>0.8862155388</text:p>
          </table:table-cell>
          <table:table-cell table:formula="of:=([.C60]-[.C59])/([.A60]-[.A59])" office:value-type="float" office:value="-4.91027568922303" calcext:value-type="float">
            <text:p>-4.9102756892</text:p>
          </table:table-cell>
          <table:table-cell table:number-columns-repeated="2"/>
        </table:table-row>
        <table:table-row table:style-name="ro1">
          <table:table-cell office:value-type="float" office:value="0.589925" calcext:value-type="float">
            <text:p>0.589925</text:p>
          </table:table-cell>
          <table:table-cell office:value-type="float" office:value="-1.3644" calcext:value-type="float">
            <text:p>-1.3644</text:p>
          </table:table-cell>
          <table:table-cell office:value-type="float" office:value="1.27784" calcext:value-type="float">
            <text:p>1.27784</text:p>
          </table:table-cell>
          <table:table-cell office:value-type="float" office:value="-2.79165E-016" calcext:value-type="float">
            <text:p>-2.79165E-16</text:p>
          </table:table-cell>
          <table:table-cell/>
          <table:table-cell table:formula="of:=([.B61]-[.B60])/([.A61]-[.A60])" office:value-type="float" office:value="0.860150375939866" calcext:value-type="float">
            <text:p>0.8601503759</text:p>
          </table:table-cell>
          <table:table-cell table:formula="of:=([.C61]-[.C60])/([.A61]-[.A60])" office:value-type="float" office:value="-1.25513784461153" calcext:value-type="float">
            <text:p>-1.2551378446</text:p>
          </table:table-cell>
          <table:table-cell table:number-columns-repeated="2"/>
        </table:table-row>
        <table:table-row table:style-name="ro1">
          <table:table-cell office:value-type="float" office:value="0.600075" calcext:value-type="float">
            <text:p>0.600075</text:p>
          </table:table-cell>
          <table:table-cell office:value-type="float" office:value="-1.30185" calcext:value-type="float">
            <text:p>-1.30185</text:p>
          </table:table-cell>
          <table:table-cell office:value-type="float" office:value="1.23249" calcext:value-type="float">
            <text:p>1.23249</text:p>
          </table:table-cell>
          <table:table-cell office:value-type="float" office:value="-2.79017E-016" calcext:value-type="float">
            <text:p>-2.79017E-16</text:p>
          </table:table-cell>
          <table:table-cell/>
          <table:table-cell table:formula="of:=([.B62]-[.B61])/([.A62]-[.A61])" office:value-type="float" office:value="6.16256157635463" calcext:value-type="float">
            <text:p>6.1625615764</text:p>
          </table:table-cell>
          <table:table-cell table:formula="of:=([.C62]-[.C61])/([.A62]-[.A61])" office:value-type="float" office:value="-4.46798029556646" calcext:value-type="float">
            <text:p>-4.46798029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4:54:27.100833334</dc:date>
    <meta:editing-duration>PT47M34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